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6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6">
            <calcext:condition calcext:apply-style-name="Error" calcext:value="duplicate" calcext:base-cell-address="list.B3"/>
          </calcext:conditional-format>
          <calcext:conditional-format calcext:target-range-address="list.C3:list.C306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/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/>
          <table:table-cell table:style-name="ce157" office:value-type="string" calcext:value-type="string">
            <text:p>서울 강남구 테헤란로</text:p>
          </table:table-cell>
          <table:table-cell table:style-name="ce165"/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/>
          <table:table-cell table:style-name="ce157" office:value-type="string" calcext:value-type="string">
            <text:p>경남 김해시 관동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/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285:list.C286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14:32:14.72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5T14:35:01.618000000</dc:date>
    <meta:editing-duration>P2DT10H57M19S</meta:editing-duration>
    <meta:editing-cycles>964</meta:editing-cycles>
    <meta:document-statistic meta:table-count="4" meta:cell-count="318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